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officeooo:rsid="001cc5f9" officeooo:paragraph-rsid="001cc5f9"/>
    </style:style>
    <style:style style:name="P2" style:family="paragraph" style:parent-style-name="Standard">
      <style:text-properties officeooo:rsid="001cc5f9" officeooo:paragraph-rsid="001cc5f9"/>
    </style:style>
    <style:style style:name="P3" style:family="paragraph" style:parent-style-name="Frame_20_contents">
      <style:text-properties officeooo:rsid="001deea0" officeooo:paragraph-rsid="001deea0"/>
    </style:style>
    <style:style style:name="P4" style:family="paragraph" style:parent-style-name="Standard">
      <style:text-properties officeooo:rsid="001deea0" officeooo:paragraph-rsid="001deea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eea0" style:font-weight-asian="bold" style:font-weight-complex="bold"/>
    </style:style>
    <style:style style:name="T4" style:family="text">
      <style:text-properties style:font-name="LKLUG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deea0"/>
    </style:style>
    <style:style style:name="fr1" style:family="graphic" style:parent-style-name="Frame">
      <style:graphic-properties style:vertical-pos="top" style:vertical-rel="baseli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{<text:span text:style-name="T6">Tok</text:span>1 Outer <text:span text:style-name="T6">para</text:span>}<draw:frame draw:style-name="fr1" draw:name="Frame1" text:anchor-type="as-char" svg:width="5.9335in" draw:z-index="0"><draw:text-box fo:min-height="2.2791in"><text:p text:style-name="P1">{<text:span text:style-name="T6">Tok</text:span>2 <text:span text:style-name="T6">Para i</text:span>n outer Frame (1<text:span text:style-name="T1">st</text:span>) (entire para)}</text:p><text:p text:style-name="P1"><text:s/><text:line-break/>{<text:span text:style-name="T6">Tok</text:span>3 <text:span text:style-name="T6">Para i</text:span>n outer Frame (2nd)(Before:SPx3,T,NL)(After:AAA)}AAA<draw:frame draw:style-name="fr1" draw:name="Frame2" text:anchor-type="as-char" draw:z-index="1"><draw:text-box fo:min-height="1.0437in" fo:min-width="4.0327in"><text:p text:style-name="P1">{<text:span text:style-name="T6">Tok</text:span>4 I<text:span text:style-name="T6">para i</text:span>n inner Frame (1st)(entire para)}</text:p><text:p text:style-name="P1">A<text:span text:style-name="T2">AA{</text:span><text:span text:style-name="T3">Tok</text:span><text:span text:style-name="T2">5 wi</text:span>th local fo<text:span text:style-name="T4">rmat </text:span>spa<text:span text:style-name="T5">ns (Before:AAA)</text:span>(After:<text:span text:style-name="T2">BBBB)}</text:span>BBBB</text:p><text:p text:style-name="P1">{<text:span text:style-name="T6">Tok</text:span>6 <text:span text:style-name="T6">Para i</text:span>n inner Frame (3rd)(entire para)}</text:p></draw:text-box></draw:frame>{<text:span text:style-name="T6">Tok7 Just c</text:span>hars immediately following Inner-Frame-as-Character}</text:p><text:p text:style-name="P3">{Tok8 Para following ‘Just chars’}</text:p></draw:text-box></draw:frame><text:span text:style-name="T6">{Tok9 Just chars immediately following Outer-Frame-as-Character}</text:span></text:p>
      <text:p text:style-name="P4">{Tok10 Outer para (entire para)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3:13:07.455154456</meta:creation-date>
    <dc:date>2023-07-22T22:02:42.497320822</dc:date>
    <meta:editing-duration>PT3M4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57" meta:character-count="476" meta:non-whitespace-character-count="425"/>
  </office:meta>
</office:document-meta>
</file>